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586cm" loext:decorative="false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5.076cm" loext:decorative="false"/>
      <style:paragraph-properties style:writing-mode="lr-tb"/>
    </style:style>
    <style:style style:name="pr8" style:family="presentation" style:parent-style-name="master-title">
      <style:graphic-properties fo:min-height="1.741cm" loext:decorative="false"/>
      <style:paragraph-properties style:writing-mode="lr-tb"/>
    </style:style>
    <style:style style:name="pr9" style:family="presentation" style:parent-style-name="master-outline1">
      <style:graphic-properties fo:min-height="14.15cm" loext:decorative="false"/>
      <style:paragraph-properties style:writing-mode="lr-tb"/>
    </style:style>
    <style:style style:name="pr10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3.479cm" loext:decorative="false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3.611cm" loext:decorative="false"/>
      <style:paragraph-properties style:writing-mode="lr-tb"/>
    </style:style>
    <style:style style:name="pr13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4" style:family="presentation" style:parent-style-name="master-outline1">
      <style:graphic-properties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6" style:family="presentation" style:parent-style-name="master-notes">
      <style:graphic-properties draw:fill-color="#ffffff" fo:min-height="10.56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1cm"/>
    </style:style>
    <style:style style:name="P14" style:family="paragraph">
      <style:paragraph-properties fo:margin-top="0cm" fo:margin-bottom="0.4cm" loext:tab-stop-distance="0cm">
        <style:tab-stops>
          <style:tab-stop style:position="5.49cm"/>
          <style:tab-stop style:position="15.61cm"/>
        </style:tab-stops>
      </style:paragraph-properties>
    </style:style>
    <style:style style:name="P15" style:family="paragraph">
      <style:paragraph-properties loext:tab-stop-distance="0cm">
        <style:tab-stops>
          <style:tab-stop style:position="5.49cm"/>
          <style:tab-stop style:position="15.61cm"/>
        </style:tab-stops>
      </style:paragraph-properties>
    </style:style>
    <style:style style:name="P16" style:family="paragraph">
      <style:paragraph-properties fo:margin-left="0cm" fo:margin-right="0cm" fo:margin-top="0cm" fo:margin-bottom="0.2cm" fo:text-indent="-0.61cm"/>
    </style:style>
    <style:style style:name="P17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1" fo:font-size="14pt" style:font-size-asian="14pt" style:font-size-complex="14pt"/>
    </style:style>
    <style:style style:name="P18" style:family="paragraph">
      <style:paragraph-properties fo:margin-top="0cm" fo:margin-bottom="0.5cm"/>
    </style:style>
    <style:style style:name="P19" style:family="paragraph">
      <loext:graphic-properties draw:fill="none"/>
      <style:paragraph-properties fo:text-align="start"/>
      <style:text-properties style:font-name="Liberation Mono1" fo:font-size="18pt"/>
    </style:style>
    <style:style style:name="P20" style:family="paragraph">
      <style:paragraph-properties fo:margin-top="0cm" fo:margin-bottom="0.3cm"/>
    </style:style>
    <style:style style:name="P21" style:family="paragraph">
      <style:paragraph-properties fo:margin-left="0cm" fo:margin-right="0cm" fo:margin-top="0cm" fo:margin-bottom="0.2cm" fo:text-indent="-0.6cm"/>
    </style:style>
    <style:style style:name="P22" style:family="paragraph">
      <style:paragraph-properties fo:margin-left="0cm" fo:margin-right="0cm" fo:margin-top="0cm" fo:margin-bottom="0.2cm" fo:text-indent="-0.6cm"/>
      <style:text-properties fo:hyphenate="false" loext:hyphenation-no-caps="false"/>
    </style:style>
    <style:style style:name="P23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1" fo:font-size="14pt" style:font-size-asian="14pt" style:font-size-complex="14pt"/>
    </style:style>
    <style:style style:name="P24" style:family="paragraph">
      <style:paragraph-properties fo:margin-top="0cm" fo:margin-bottom="0.406cm"/>
    </style:style>
    <style:style style:name="P25" style:family="paragraph">
      <loext:graphic-properties draw:fill-color="#ffffff"/>
    </style:style>
    <style:style style:name="P26" style:family="paragraph">
      <style:text-properties fo:color="#000000" loext:opacity="100%" fo:font-size="26pt" style:font-size-asian="26pt" style:font-size-complex="26pt"/>
    </style:style>
    <style:style style:name="P27" style:family="paragraph">
      <loext:graphic-properties draw:fill-color="#999999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30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color="#000000" loext:opacity="100%" fo:font-size="28pt" fo:language="ru" fo:country="RU" fo:font-style="italic" style:font-size-asian="28pt" style:font-style-asian="italic" style:font-size-complex="28pt" style:font-style-complex="italic"/>
    </style:style>
    <style:style style:name="T15" style:family="text">
      <style:text-properties style:font-name="Liberation Sans1" fo:font-size="14pt" fo:language="ru" fo:country="RU"/>
    </style:style>
    <style:style style:name="T16" style:family="text">
      <style:text-properties fo:color="#000000" loext:opacity="100%" fo:font-size="22pt" fo:language="ru" fo:country="RU" style:font-size-asian="22pt" style:font-size-complex="22pt"/>
    </style:style>
    <style:style style:name="T17" style:family="text">
      <style:text-properties style:font-name="Liberation Sans1" fo:font-size="14pt" fo:language="ru" fo:country="RU" fo:font-style="italic" style:font-style-asian="italic" style:font-style-complex="italic"/>
    </style:style>
    <style:style style:name="T18" style:family="text">
      <style:text-properties fo:color="#000000" loext:opacity="100%" style:font-name="Liberation Sans1" fo:font-size="14pt" fo:language="ru" fo:country="RU" style:text-underline-style="solid" style:text-underline-width="auto" style:text-und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1" fo:font-size="18pt"/>
    </style:style>
    <style:style style:name="T21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22" style:family="text">
      <style:text-properties style:font-name="Liberation Sans1" fo:font-size="14pt" fo:language="ru" fo:country="RU" style:font-size-asian="14pt" style:font-size-complex="14pt"/>
    </style:style>
    <style:style style:name="T23" style:family="text">
      <style:text-properties style:font-name="Liberation Sans1"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fo:color="#000000" loext:opacity="100%" style:font-name="Liberation Serif" fo:font-size="22pt" fo:language="ru" fo:country="RU" style:font-size-asian="22pt" style:font-size-complex="2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fo:font-size="26pt" fo:language="ru" fo:country="RU" style:font-size-asian="26pt" style:font-size-complex="26pt"/>
    </style:style>
    <style:style style:name="T31" style:family="text">
      <style:text-properties fo:color="#000000" loext:opacity="100%" style:font-name="Liberation Serif1" fo:font-size="26pt" fo:language="ru" fo:country="RU" fo:font-style="normal" style:font-name-asian="Liberation Serif2" style:font-size-asian="26pt" style:font-style-asian="normal" style:font-name-complex="Liberation Serif2" style:font-size-complex="26pt" style:font-style-complex="normal"/>
    </style:style>
    <style:style style:name="T32" style:family="text">
      <style:text-properties fo:color="#000000" loext:opacity="100%" style:font-name="Liberation Serif1" fo:font-size="6pt" fo:language="ru" fo:country="RU" fo:font-style="normal" style:font-name-asian="Liberation Serif2" style:font-size-asian="6pt" style:font-style-asian="normal" style:font-name-complex="Liberation Serif2" style:font-size-complex="6pt" style:font-style-complex="normal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="Liberation Mono" fo:font-size="12pt" style:font-size-asian="12pt" style:font-size-complex="12pt"/>
    </style:style>
    <style:style style:name="T35" style:family="text">
      <style:text-properties fo:color="#000000" loext:opacity="100%" style:font-name="Liberation Sans2" fo:font-size="14pt" fo:language="ru" fo:country="RU" fo:font-style="normal" style:font-name-asian="Liberation Serif2" style:font-size-asian="14pt" style:font-style-asian="normal" style:font-name-complex="Liberation Serif2" style:font-size-complex="14pt" style:font-style-complex="normal"/>
    </style:style>
    <style:style style:name="T36" style:family="text">
      <style:text-properties fo:color="#000000" loext:opacity="100%" style:font-name="Liberation Mono" fo:font-size="12pt" fo:language="ru" fo:country="RU" fo:font-style="normal" style:font-name-asian="Liberation Serif2" style:font-size-asian="12pt" style:font-style-asian="normal" style:font-name-complex="Liberation Serif2" style:font-size-complex="12pt" style:font-style-complex="normal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color="#000000" loext:opacity="100%" style:font-name="Liberation Sans1" fo:font-size="10pt" fo:language="ru" fo:country="RU" fo:font-style="normal" style:font-name-asian="Liberation Serif2" style:font-size-asian="10pt" style:font-style-asian="normal" style:font-name-complex="Liberation Serif2" style:font-size-complex="10pt" style:font-style-complex="normal"/>
    </style:style>
    <style:style style:name="T39" style:family="text">
      <style:text-properties fo:color="#000000" loext:opacity="100%" style:font-name="Liberation Sans1" fo:font-size="14pt" fo:language="ru" fo:country="RU" fo:font-style="normal" style:font-name-asian="Liberation Serif2" style:font-size-asian="14pt" style:font-style-asian="normal" style:font-name-complex="Liberation Serif2" style:font-size-complex="14pt" style:font-style-complex="normal"/>
    </style:style>
    <style:style style:name="T40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41" style:family="text">
      <style:text-properties fo:color="#000000" loext:opacity="100%" fo:font-size="26pt" fo:language="ru" fo:country="RU" fo:font-style="normal" style:font-size-asian="26pt" style:font-style-asian="normal" style:font-size-complex="26pt" style:font-style-complex="normal"/>
    </style:style>
    <style:style style:name="T4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3" style:family="text">
      <style:text-properties style:text-position="33% 58%" fo:font-size="14pt" fo:language="ru" fo:country="RU" style:font-size-asian="14pt" style:font-size-complex="14pt"/>
    </style:style>
    <style:style style:name="T44" style:family="text">
      <style:text-properties style:font-name="Liberation Sans3" fo:font-size="14pt" fo:language="ru" fo:country="RU" fo:font-style="italic" style:font-name-asian="Liberation Sans" style:font-size-asian="14pt" style:font-style-asian="italic" style:font-name-complex="Liberation Sans" style:font-size-complex="14pt" style:font-style-complex="italic" style:text-overline-style="none" style:text-overline-color="font-color"/>
    </style:style>
    <style:style style:name="T45" style:family="text">
      <style:text-properties style:text-position="33% 58%" style:font-name="Liberation Sans3" fo:font-size="14pt" fo:language="ru" fo:country="RU" style:font-name-asian="Liberation Sans" style:font-size-asian="14pt" style:font-name-complex="Liberation Sans" style:font-size-complex="14pt" style:text-overline-style="none" style:text-overline-color="font-color"/>
    </style:style>
    <style:style style:name="T46" style:family="text">
      <style:text-properties style:font-name="Liberation Sans3" fo:font-size="14pt" fo:language="ru" fo:country="RU" style:font-name-asian="Liberation Sans" style:font-size-asian="14pt" style:font-name-complex="Liberation Sans" style:font-size-complex="14pt" style:text-overline-style="none" style:text-overline-color="font-color"/>
    </style:style>
    <style:style style:name="T4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 style:text-overline-style="none" style:text-overline-color="font-color"/>
    </style:style>
    <style:style style:name="T48" style:family="text">
      <style:text-properties style:font-name="Liberation Sans3" fo:font-size="14pt" fo:language="ru" fo:country="RU" style:font-name-asian="Liberation Sans" style:font-size-asian="14pt" style:font-name-complex="Liberation Sans" style:font-size-complex="14pt"/>
    </style:style>
    <style:style style:name="T49" style:family="text">
      <style:text-properties style:font-name="Liberation Sans3" fo:font-size="14pt" fo:language="ru" fo:country="RU" fo:font-style="italic" style:font-name-asian="Liberation Sans" style:font-size-asian="14pt" style:font-style-asian="italic" style:font-name-complex="Liberation Sans" style:font-size-complex="14pt" style:font-style-complex="italic"/>
    </style:style>
    <style:style style:name="T50" style:family="text">
      <style:text-properties style:text-position="-33% 58%" style:font-name="Liberation Sans3" fo:font-size="14pt" fo:language="ru" fo:country="RU" style:font-name-asian="Liberation Sans" style:font-size-asian="14pt" style:font-name-complex="Liberation Sans" style:font-size-complex="14pt"/>
    </style:style>
    <style:style style:name="T51" style:family="text">
      <style:text-properties style:font-name="Liberation Sans" fo:font-size="14pt" fo:language="ru" fo:country="RU" fo:font-style="italic" style:font-name-asian="Liberation Sans" style:font-size-asian="14pt" style:font-style-asian="italic" style:font-name-complex="Liberation Sans" style:font-size-complex="14pt" style:font-style-complex="italic" style:text-overline-style="none" style:text-overline-color="font-color"/>
    </style:style>
    <style:style style:name="T52" style:family="text">
      <style:text-properties style:font-name="Liberation Sans" fo:font-size="14pt" fo:language="ru" fo:country="RU" fo:font-style="italic" style:font-name-asian="Liberation Sans" style:font-size-asian="14pt" style:font-style-asian="italic" style:font-name-complex="Liberation Sans" style:font-size-complex="14pt" style:font-style-complex="italic" style:text-overline-style="solid" style:text-overline-width="auto" style:text-overline-color="font-color"/>
    </style:style>
    <style:style style:name="T53" style:family="text">
      <style:text-properties style:font-name="Liberation Sans" fo:font-size="14pt" fo:language="ru" fo:country="RU" fo:font-style="normal" style:font-name-asian="Liberation Sans" style:font-size-asian="14pt" style:font-style-asian="normal" style:font-name-complex="Liberation Sans" style:font-size-complex="14pt" style:font-style-complex="normal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5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SQL</text:span><text:span text:style-name="T2"><text:line-break/></text:span><text:span text:style-name="T2">Функци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Функции и их особенности в базах данных</text:span></text:p>
              </text:list-item>
              <text:list-item>
                <text:p text:style-name="P8"><text:span text:style-name="T11">Параметры и возвращаемое значение</text:span></text:p>
              </text:list-item>
              <text:list-item>
                <text:p text:style-name="P8"><text:span text:style-name="T11">Способы передачи параметров при вызове</text:span></text:p>
              </text:list-item>
              <text:list-item>
                <text:p text:style-name="P8"><text:span text:style-name="T11">Категории изменчивости и оптимизация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Функции в базе данных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сновной мотив: упрощение задачи</text:span></text:p>
                <text:list>
                  <text:list-item>
                    <text:p text:style-name="P12"><text:span text:style-name="T13">интерфейс (параметры) и реализация (тело функции)</text:span></text:p>
                  </text:list-item>
                  <text:list-item>
                    <text:p text:style-name="P13"><text:span text:style-name="T13">о функции можно думать вне контекста всей задачи</text:span></text:p>
                  </text:list-item>
                </text:list>
              </text:list-item>
              <text:list-item>
                <text:p text:style-name="P14"><text:span text:style-name="T11"><text:tab/></text:span><text:span text:style-name="T14">Традиционные языки</text:span><text:span text:style-name="T14"><text:tab/></text:span><text:span text:style-name="T14">PostgreSQL</text:span></text:p>
              </text:list-item>
              <text:list-item>
                <text:p text:style-name="P14"><text:span text:style-name="T13">побочные</text:span><text:span text:style-name="T13"><text:tab/></text:span><text:span text:style-name="T13">глобальные переменные</text:span><text:span text:style-name="T13"><text:tab/></text:span><text:span text:style-name="T13">вся база данных</text:span><text:span text:style-name="T13"><text:line-break/></text:span><text:span text:style-name="T13">эффекты</text:span><text:span text:style-name="T13"><text:tab/></text:span><text:span text:style-name="T13"><text:tab/></text:span><text:span text:style-name="T13">(категории изменчивости)</text:span></text:p>
              </text:list-item>
              <text:list-item>
                <text:p text:style-name="P14"><text:span text:style-name="T13">модули</text:span><text:span text:style-name="T13"><text:tab/></text:span><text:span text:style-name="T13">со своим интерфейсом</text:span><text:span text:style-name="T13"><text:tab/></text:span><text:span text:style-name="T13">пространства имен,</text:span><text:span text:style-name="T13"><text:line-break/></text:span><text:span text:style-name="T13"><text:tab/></text:span><text:span text:style-name="T13">и реализацией</text:span><text:span text:style-name="T13"><text:tab/></text:span><text:span text:style-name="T13">клиент и сервер</text:span></text:p>
              </text:list-item>
              <text:list-item>
                <text:p text:style-name="P15"><text:span text:style-name="T13">сложности</text:span><text:span text:style-name="T13"><text:tab/></text:span><text:span text:style-name="T13">накладные расходы</text:span><text:span text:style-name="T13"><text:tab/></text:span><text:span text:style-name="T13">скрытие запроса</text:span><text:span text:style-name="T13"><text:line-break/></text:span><text:span text:style-name="T13"><text:tab/></text:span><text:span text:style-name="T13">на вызов</text:span><text:span text:style-name="T13"><text:tab/></text:span><text:span text:style-name="T13">от планировщика</text:span><text:span text:style-name="T13"><text:line-break/></text:span><text:span text:style-name="T13"><text:tab/></text:span><text:span text:style-name="T13">(подстановка)</text:span><text:span text:style-name="T13"><text:tab/></text:span><text:span text:style-name="T13">(подстановка,</text:span><text:span text:style-name="T13"><text:line-break/></text:span><text:span text:style-name="T13"><text:tab/></text:span><text:span text:style-name="T13"><text:tab/></text:span><text:span text:style-name="T13">подзапросы, представления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7" draw:layer="layout" svg:width="16.713cm" svg:height="15.586cm" svg:x="2.1cm" svg:y="14.207cm" presentation:class="notes" presentation:user-transformed="true">
            <draw:text-box>
              <text:p text:style-name="P16"><text:span text:style-name="T15">Основная цель появления функций в программировании вообще — упростить решаемую задачу за счет ее декомпозиции на более мелкие подзадачи. Упрощение достигается за счет того, что о функции можно думать, абстрагировавшись от «большой» задачи. Для этого функция определяет четкий интерфейс с внешним миром (параметры</text:span><text:span text:style-name="T15"><text:line-break/></text:span><text:span text:style-name="T15">и возвращаемое значение). Ее реализация (тело функции) может меняться; вызывающая сторона «не видит» этих изменений и не зависит от них. Этой идеальной ситуации может мешать глобальное состояние (глобальные переменные), и надо учитывать, что в случае БД таким состоянием является вся база данных.</text:span></text:p>
              <text:p text:style-name="P16"><text:span text:style-name="T15">В традиционных языках функции часто объединяются в модули (пакеты, классы для ООП и т. п.), имеющие собственный интерфейс</text:span><text:span text:style-name="T15"><text:line-break/></text:span><text:span text:style-name="T15">и реализацию. Границы модулей могут проводиться более или менее произвольно. Для PostgreSQL есть жесткая граница между клиентской частью и серверной: серверный код работает с базой, клиентский — управляет транзакциями. Модули (пакеты) отсутствуют, есть только пространства имен.</text:span></text:p>
              <text:p text:style-name="P16"><text:span text:style-name="T15">Для традиционных языков единственный минус широкого использования функций состоит в накладных расходах на их вызов. Иногда его преодолевают с помощью подстановки (inlining) кода функции в вызывающую программу. Для БД последствия могут быть более серьезные: если в функцию выносится часть запроса, планировщик перестает видеть «общую картину» и не может построить хороший план. В некоторых случаях PostgreSQL умеет выполнять подстановку; альтернативные варианты — использование подзапросов или представлений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Общие сведения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бъект базы данных</text:span></text:p>
                <text:list>
                  <text:list-item>
                    <text:p text:style-name="P18"><text:span text:style-name="T16">определение хранится в системном каталоге</text:span></text:p>
                  </text:list-item>
                </text:list>
              </text:list-item>
              <text:list-item>
                <text:p text:style-name="P8"><text:span text:style-name="T11">Основные составные части определения</text:span></text:p>
                <text:list>
                  <text:list-item>
                    <text:p text:style-name="P12"><text:span text:style-name="T16">имя</text:span></text:p>
                  </text:list-item>
                  <text:list-item>
                    <text:p text:style-name="P12"><text:span text:style-name="T16">параметры</text:span></text:p>
                  </text:list-item>
                  <text:list-item>
                    <text:p text:style-name="P12"><text:span text:style-name="T16">тип возвращаемого значения</text:span></text:p>
                  </text:list-item>
                  <text:list-item>
                    <text:p text:style-name="P18"><text:span text:style-name="T16">тело</text:span></text:p>
                  </text:list-item>
                </text:list>
              </text:list-item>
              <text:list-item>
                <text:p text:style-name="P8"><text:span text:style-name="T11">Доступны несколько языков, в том числе SQL</text:span></text:p>
                <text:list>
                  <text:list-item>
                    <text:p text:style-name="P12"><text:span text:style-name="T16">код в виде строковой константы</text:span></text:p>
                  </text:list-item>
                  <text:list-item>
                    <text:p text:style-name="P18"><text:span text:style-name="T16">обычно интерпретируется при вызове</text:span></text:p>
                  </text:list-item>
                </text:list>
              </text:list-item>
              <text:list-item>
                <text:p text:style-name="P8"><text:span text:style-name="T11">Вызывается в контексте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7" draw:layer="layout" svg:width="16.713cm" svg:height="15.076cm" svg:x="2.1cm" svg:y="14.207cm" presentation:class="notes" presentation:user-transformed="true">
            <draw:text-box>
              <text:p text:style-name="P16"><text:span text:style-name="T15">Функции являются такими же объектами базы данных, как, например, таблицы и индексы. Определение функции сохраняется в системном каталоге; поэтому функции в базе данных называют </text:span><text:span text:style-name="T17">хранимыми</text:span><text:span text:style-name="T15">.</text:span></text:p>
              <text:p text:style-name="P16"><text:span text:style-name="T15">В PostgreSQL доступно большое количество стандартных функций,</text:span><text:span text:style-name="T15"><text:line-break/></text:span><text:span text:style-name="T15">с некоторыми из них можно познакомиться в справочном материале «Основные типы данных и функции».</text:span></text:p>
              <text:p text:style-name="P16"><text:span text:style-name="T15">И, конечно, можно писать собственные функции на разных языках программирования. Материал этой темы относится к функциям</text:span><text:span text:style-name="T15"><text:line-break/></text:span><text:span text:style-name="T15">на любом языке, но примеры будут использовать язык SQL.</text:span></text:p>
              <text:p text:style-name="P16"><text:span text:style-name="T15">Определение функции состоит из имени, необязательных параметров, типа возвращаемого значения и тела. Тело записывается в виде строковой константы, которая содержит код на выбранном языке.</text:span><text:span text:style-name="T15"><text:line-break/></text:span><text:span text:style-name="T15">За счет этого определение функции выглядит одинаково независимо</text:span><text:span text:style-name="T15"><text:line-break/></text:span><text:span text:style-name="T15">от выбранного языка. Тело-строка сохраняется в системном каталоге</text:span><text:span text:style-name="T15"><text:line-break/></text:span><text:span text:style-name="T15">и интерпретируется каждый раз, когда функция вызывается. Начиная</text:span><text:span text:style-name="T15"><text:line-break/></text:span><text:span text:style-name="T15">с версии PostgreSQL 14 для кода на SQL появилась возможность производить разбор заранее, в системном каталоге при этом сохраняется не исходный текст, а результат разбора. Еще один способ избежать интерпретации времени выполнения — написать функцию</text:span><text:span text:style-name="T15"><text:line-break/></text:span><text:span text:style-name="T15">на языке Си, но в данном курсе эта тема не рассматривается.</text:span></text:p>
              <text:p text:style-name="P16"><text:span text:style-name="T15">Функция всегда вызывается в контексте какого-либо выражения. Например, в списке выражений команды SELECT, в условии WHERE,</text:span><text:span text:style-name="T15"><text:line-break/></text:span><text:span text:style-name="T15">в ограничении целостности CHECK и т. п.</text:span></text:p>
              <text:p text:style-name="P16"><text:span text:style-name="T18"><text:a xlink:href="https://postgrespro.ru/docs/postgresql/16/sql-createfunction" xlink:type="simple">https://postgrespro.ru/docs/postgresql/16/sql-createfunction</text:a></text:span></text:p>
              <text:p text:style-name="P16"><text:span text:style-name="T19"><text:a xlink:href="https://postgrespro.ru/docs/postgresql/16/sql-syntax-calling-funcs" xlink:type="simple">https://postgrespro.ru/docs/postgresql/16/sql-syntax-calling-funcs</text:a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Вход и выход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21">Входные значения</text:span></text:p>
                <text:list>
                  <text:list-item>
                    <text:p text:style-name="P18"><text:span text:style-name="T16">определяются параметрами с режимом IN и INOUT</text:span></text:p>
                  </text:list-item>
                </text:list>
              </text:list-item>
              <text:list-item>
                <text:p text:style-name="P8"><text:span text:style-name="T21">Выходное значение</text:span></text:p>
                <text:list>
                  <text:list-item>
                    <text:p text:style-name="P20"><text:span text:style-name="T16">определяется либо предложением RETURNS,</text:span><text:span text:style-name="T16"><text:line-break/></text:span><text:span text:style-name="T16">либо параметрами с режимом INOUT и OUT</text:span></text:p>
                  </text:list-item>
                  <text:list-item>
                    <text:p><text:span text:style-name="T16">если одновременно указаны обе формы, они должны быть согласованы</text:span></text:p>
                  </text:list-item>
                </text:list>
              </text:list-item>
              <text:list-item>
                <text:p text:style-name="P8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23" draw:layer="layout" svg:width="16.713cm" svg:height="13.479cm" svg:x="2.108cm" svg:y="14.207cm" presentation:class="notes" presentation:user-transformed="true">
            <draw:text-box>
              <text:p text:style-name="P21"><text:span text:style-name="T22">Формальные параметры с режимом IN и INOUT считаются </text:span><text:span text:style-name="T23">входными</text:span><text:span text:style-name="T22">. Значения соответствующих фактических параметров должны быть указаны при вызове функции (либо должны быть определены значения по умолчанию).</text:span></text:p>
              <text:p text:style-name="P21"><text:span text:style-name="T22">Возвращаемое значение можно определить двумя способами:</text:span></text:p>
              <text:list text:style-name="L4">
                <text:list-item>
                  <text:p text:style-name="P22"><text:span text:style-name="T22">использовать предложение RETURNS для указания типа;</text:span></text:p>
                </text:list-item>
                <text:list-item>
                  <text:p text:style-name="P22"><text:span text:style-name="T22">определить </text:span><text:span text:style-name="T23">выходные</text:span><text:span text:style-name="T22"> параметры с режимом INOUT или OUT.</text:span></text:p>
                </text:list-item>
              </text:list>
              <text:p text:style-name="P21"><text:span text:style-name="T22">Две эти формы записи эквивалентны. Например, функция с указанием RETURNS integer и функция с параметром OUT integer возвращают целое число.</text:span></text:p>
              <text:p text:style-name="P21"><text:span text:style-name="T22">Можно использовать и оба способа одновременно. В этом случае функция также будет возвращать </text:span><text:span text:style-name="T23">одно </text:span><text:span text:style-name="T22">целое число. Но при этом типы RETURNS и выходных параметров должны быть согласованы друг</text:span><text:span text:style-name="T22"><text:line-break/></text:span><text:span text:style-name="T22">с другом.</text:span></text:p>
              <text:p text:style-name="P21"><text:span text:style-name="T22">Таким образом, нельзя написать функцию, которая будет возвращать одно значение, и при этом передавать другое значение в OUT-параметре — что позволяет большинство традиционных языков программирования.</text:span></text:p>
              <text:p text:style-name="P21"><text:span text:style-name="T22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Категории изменчивост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Volatile</text:span></text:p>
                <text:list>
                  <text:list-item>
                    <text:p text:style-name="P12"><text:span text:style-name="T24">возвращаемое значение может произвольно меняться</text:span><text:span text:style-name="T24"><text:line-break/></text:span><text:span text:style-name="T24">при одинаковых значениях входных параметров</text:span></text:p>
                  </text:list-item>
                  <text:list-item>
                    <text:p text:style-name="P18"><text:span text:style-name="T24">используется по умолчанию</text:span></text:p>
                  </text:list-item>
                </text:list>
              </text:list-item>
              <text:list-item>
                <text:p text:style-name="P8"><text:span text:style-name="T21">Stable</text:span></text:p>
                <text:list>
                  <text:list-item>
                    <text:p text:style-name="P12"><text:span text:style-name="T24">значение не меняется в пределах одного оператора SQL</text:span></text:p>
                  </text:list-item>
                  <text:list-item>
                    <text:p text:style-name="P18"><text:span text:style-name="T24">функция не может менять состояние базы данных</text:span></text:p>
                  </text:list-item>
                </text:list>
              </text:list-item>
              <text:list-item>
                <text:p text:style-name="P8"><text:span text:style-name="T21">Immutable</text:span></text:p>
                <text:list>
                  <text:list-item>
                    <text:p text:style-name="P12"><text:span text:style-name="T24">значение не меняется, функция детерминирована</text:span></text:p>
                  </text:list-item>
                  <text:list-item>
                    <text:p text:style-name="P12"><text:span text:style-name="T24">функция не может менять состояние базы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23" draw:layer="layout" svg:width="16.713cm" svg:height="13.611cm" svg:x="2.108cm" svg:y="14.207cm" presentation:class="notes" presentation:user-transformed="true">
            <draw:text-box>
              <text:p text:style-name="P21"><text:span text:style-name="T25">Каждой функции сопоставлена категория изменчивости, которая определяет свойства возвращаемого значения при одинаковых значениях входных параметров.</text:span></text:p>
              <text:p text:style-name="P21"><text:span text:style-name="T25">Категория volatile говорит о том, что возвращаемое значение может произвольно меняться. Такие функции будут выполняться каждый раз при каждом вызове. Если при создании функции категория не указана, назначается именно эта категория.</text:span></text:p>
              <text:p text:style-name="P21"><text:span text:style-name="T25">Категория stable используется для функций, возвращаемое значение которых не меняется в пределах одного SQL-оператора. В частности, такие функции не могут менять состояние БД. Такая функция </text:span><text:span text:style-name="T26">может </text:span><text:span text:style-name="T25">быть выполнена один раз во время выполнения запроса, а затем будет использоваться вычисленное значение.</text:span></text:p>
              <text:p text:style-name="P21"><text:span text:style-name="T25">Категория immutable еще более строгая: возвращаемое значение</text:span><text:span text:style-name="T25"><text:line-break/></text:span><text:span text:style-name="T25">не меняется никогда. Такую функцию </text:span><text:span text:style-name="T26">можно </text:span><text:span text:style-name="T25">выполнить на этапе планирования запроса, а не во время выполнения.</text:span></text:p>
              <text:p text:style-name="P21"><text:span text:style-name="T25">Можно — не означает, что всегда происходит именно так,</text:span><text:span text:style-name="T25"><text:line-break/></text:span><text:span text:style-name="T25">но планировщик вправе выполнить такие оптимизации. В некоторых (простых) случаях планировщик делает собственные выводы об изменчивости функции, невзирая на указанную явно категорию.</text:span></text:p>
              <text:p text:style-name="P21"><text:span text:style-name="T27"><text:a xlink:href="https://postgrespro.ru/docs/postgresql/16/xfunc-volatility" xlink:type="simple">https://postgrespro.ru/docs/postgresql/16/xfunc-volatility</text:a></text:span></text:p>
              <text:p text:style-name="P21"><text:span text:style-name="T25"/></text:p>
              <text:p text:style-name="P21"><text:span text:style-name="T25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8">Можно создавать собственные функции</text:span><text:span text:style-name="T28"><text:line-break/></text:span><text:span text:style-name="T28">и </text:span><text:span text:style-name="T29">использовать их так же, как и встроенные</text:span></text:p>
              </text:list-item>
              <text:list-item>
                <text:p text:style-name="P24"><text:span text:style-name="T29">Функции можно писать на разных языках, в том числе SQL</text:span></text:p>
              </text:list-item>
              <text:list-item>
                <text:p text:style-name="P24"><text:span text:style-name="T29">Изменчивость влияет на возможности оптимизации</text:span></text:p>
              </text:list-item>
              <text:list-item>
                <text:p text:style-name="P24"><text:span text:style-name="T29">Иногда функция на SQL может быть подставлена в запрос</text:span></text:p>
              </text:list-item>
              <text:list-item>
                <text:p text:style-name="P24"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13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4" draw:text-style-name="P26" draw:layer="layout" svg:width="25.6cm" svg:height="14.4cm" svg:x="1.2cm" svg:y="4.8cm" presentation:class="outline">
          <draw:text-box>
            <text:list text:style-name="L5">
              <text:list-item>
                <text:p text:style-name="P20"><text:span text:style-name="T30">Создайте функцию author_name для формирования имени автора. Функция принимает три параметра (фамилия, имя, отчество) </text:span><text:span text:style-name="T31">и возвращает строку с фамилией и инициалами.</text:span><text:span text:style-name="T31"><text:line-break/></text:span><text:span text:style-name="T32"> </text:span><text:span text:style-name="T31"><text:line-break/></text:span><text:span text:style-name="T30">Используйте эту функцию в представлении authors_v.</text:span></text:p>
              </text:list-item>
              <text:list-item>
                <text:p text:style-name="P20"><text:span text:style-name="T30">Создайте функцию book_name для формирования названия книги. Функция принимает два параметра (идентификатор книги и заголовок) и возвращает строку, составленную</text:span><text:span text:style-name="T30"><text:line-break/></text:span><text:span text:style-name="T30">из заголовка и списка авторов в порядке seq_num.</text:span><text:span text:style-name="T30"><text:line-break/></text:span><text:span text:style-name="T30">Имя каждого автора формируется функцией author_name.</text:span><text:span text:style-name="T31"><text:line-break/></text:span><text:span text:style-name="T32"> </text:span><text:span text:style-name="T30"><text:line-break/></text:span><text:span text:style-name="T30">Используйте эту функцию в представлении catalog_v.</text:span></text:p>
              </text:list-item>
            </text:list>
            <text:p text:style-name="P20"><text:span text:style-name="T30">Проверьте изменения в приложении.</text:span></text:p>
          </draw:text-box>
        </draw:frame>
        <draw:g draw:name="book" draw:style-name="gr4">
          <draw:custom-shape draw:style-name="gr5" draw:text-style-name="P27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8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28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27" draw:layer="layout" svg:width="1.309cm" svg:height="0.703cm" draw:transform="rotate (1.5707963267949) translate (9.699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8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28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28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8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5" draw:text-style-name="P29" draw:layer="layout" svg:width="16.799cm" svg:height="15.121cm" svg:x="2.1cm" svg:y="14.107cm" presentation:class="notes" presentation:user-transformed="true">
            <draw:text-box>
              <text:p text:style-name="P21"><text:span text:style-name="T6">Напомним, что необходимые функции можно посмотреть в раздаточном материале «Основные типы данных и функции».</text:span></text:p>
              <text:p text:style-name="P21"><text:span text:style-name="T33">1. </text:span><text:span text:style-name="T34">FUNCTION author_name(</text:span><text:span text:style-name="T34"><text:line-break/></text:span><text:span text:style-name="T34"> <text:s text:c="3"/>last_name text, first_name text, middle_name text</text:span><text:span text:style-name="T34"><text:line-break/></text:span><text:span text:style-name="T34">)</text:span><text:span text:style-name="T34"><text:line-break/></text:span><text:span text:style-name="T34">RETURNS text</text:span></text:p>
              <text:p text:style-name="P21"><text:span text:style-name="T35">Например: </text:span><text:span text:style-name="T36">author_name('Толстой','Лев','Николаевич') →</text:span><text:span text:style-name="T36"><text:line-break/></text:span><text:span text:style-name="T36">→ 'Толстой Л. Н.'</text:span></text:p>
              <text:p text:style-name="P21"><text:span text:style-name="T37"><text:s/></text:span></text:p>
              <text:p text:style-name="P21"><text:span text:style-name="T33">3. </text:span><text:span text:style-name="T34">FUNCTION book_name(book_id integer, title text)</text:span><text:span text:style-name="T34"><text:line-break/></text:span><text:span text:style-name="T34">RETURNS text</text:span></text:p>
              <text:p text:style-name="P21"><text:span text:style-name="T35">Например: </text:span><text:span text:style-name="T36">book_name(3,'Трудно быть богом') →</text:span><text:span text:style-name="T36"><text:line-break/></text:span><text:span text:style-name="T36">→ 'Трудно быть богом. Стругацкий А. Н., Стругацкий Б. Н.'</text:span></text:p>
              <text:p text:style-name="P21"><text:span text:style-name="T38"><text:s/></text:span></text:p>
              <text:p text:style-name="P21"><text:span text:style-name="T39">Все инструменты позволяют «непосредственно» редактировать хранимые функции. Например, в psql есть команда \ef, открывающая текст функции в редакторе и сохраняющая изменения в базу.</text:span></text:p>
              <text:p text:style-name="P21"><text:span text:style-name="T39">Такой возможностью лучше не пользоваться (или как минимум не злоупотреблять). В нормально построенном процессе разработки весь код должен находиться в файлах под версионным контролем. При необходимости изменить функцию файл редактируется и выполняется (с помощью psql или средствами IDE). Если же менять определение функций сразу в БД, изменения легко потерять. (Вообще же вопрос организации процесса разработки намного сложнее и в курсе мы его</text:span><text:span text:style-name="T39"><text:line-break/></text:span><text:span text:style-name="T39">не затрагиваем.)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3" draw:layer="layout" svg:width="19.8cm" svg:height="1.737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4" draw:text-style-name="P26" draw:layer="layout" svg:width="25.978cm" svg:height="14.4cm" svg:x="1.2cm" svg:y="4.8cm" presentation:class="outline" presentation:user-transformed="true">
          <draw:text-box>
            <text:list text:style-name="L6">
              <text:list-item>
                <text:p text:style-name="P20"><text:span text:style-name="T30">Напишите функцию, выдающую случайное время,</text:span><text:span text:style-name="T30"><text:line-break/></text:span><text:span text:style-name="T30">равномерно распределенное в указанном отрезке. </text:span><text:span text:style-name="T30"><text:line-break/></text:span><text:span text:style-name="T30">Начало отрезка задается временной отметкой (timestamptz),</text:span><text:span text:style-name="T30"><text:line-break/></text:span><text:span text:style-name="T30">конец — либо временной отметкой, либо интервалом (interval).</text:span></text:p>
              </text:list-item>
            </text:list>
            <text:list text:style-name="L5">
              <text:list-item>
                <text:p text:style-name="P20"><text:span text:style-name="T30">В таблице хранятся номера автомобилей, введенные кое-как: встречаются как латинские, так и русские буквы в любом регистре; между буквами и цифрами могут быть пробелы.</text:span><text:span text:style-name="T30"><text:line-break/></text:span><text:span text:style-name="T30">Считая, что формат номера «</text:span><text:span text:style-name="T40">буква</text:span><text:span text:style-name="T30"> </text:span><text:span text:style-name="T40">три-цифры две-буквы</text:span><text:span text:style-name="T41">»</text:span><text:span text:style-name="T30">, напишите функцию, выдающую число уникальных номеров.</text:span><text:span text:style-name="T30"><text:line-break/></text:span><text:span text:style-name="T30">Например, «К 123 ХМ» и «k123xm» считаются равными.</text:span></text:p>
              </text:list-item>
            </text:list>
            <text:list text:style-name="L7">
              <text:list-item>
                <text:p text:style-name="P20"><text:span text:style-name="T30">Напишите функцию, находящую корни квадратного уравнения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6" draw:text-style-name="P30" draw:layer="layout" svg:width="16.799cm" svg:height="10.562cm" svg:x="2.1cm" svg:y="14.107cm" presentation:class="notes" presentation:user-transformed="true">
            <draw:text-box>
              <text:p text:style-name="P21"><text:span text:style-name="T6">Во всех заданиях обратите особое внимание на категорию изменчивости функций.</text:span></text:p>
              <text:p text:style-name="P21"><text:span text:style-name="T6"/></text:p>
              <text:p text:style-name="P21"><text:span text:style-name="T6">2. Сначала напишите функцию «нормализации» номера, то есть приводящую номер к какому-нибудь стандартному виду. Например,</text:span><text:span text:style-name="T6"><text:line-break/></text:span><text:span text:style-name="T6">без пробелов и только заглавными латинскими буквами.</text:span></text:p>
              <text:p text:style-name="P21"><text:span text:style-name="T6">В номерах используются только 12 русских букв, имеющих латинские аналоги аналогичного начертания, а именно: АВЕКМНОРСТУХ.</text:span></text:p>
              <text:p text:style-name="P21"><text:span text:style-name="T6"/></text:p>
              <text:p text:style-name="P21"><text:span text:style-name="T6">3. Для уравнения вида </text:span><text:span text:style-name="T42">y</text:span><text:span text:style-name="T6"> = </text:span><text:span text:style-name="T42">ax</text:span><text:span text:style-name="T43">2</text:span><text:span text:style-name="T6"> + </text:span><text:span text:style-name="T42">bx</text:span><text:span text:style-name="T6"> + </text:span><text:span text:style-name="T42">c</text:span><text:span text:style-name="T6"> вычисляется дискриминант</text:span><text:span text:style-name="T6"><text:line-break/></text:span><text:span text:style-name="T42">D</text:span><text:span text:style-name="T6"> = </text:span><text:span text:style-name="T44">b</text:span><text:span text:style-name="T45">2</text:span><text:span text:style-name="T46"> </text:span><text:span text:style-name="T47">–</text:span><text:span text:style-name="T46"> 4</text:span><text:span text:style-name="T44">ac</text:span><text:span text:style-name="T46">:</text:span></text:p>
              <text:list text:style-name="L8">
                <text:list-item>
                  <text:p text:style-name="P21"><text:span text:style-name="T48">при </text:span><text:span text:style-name="T49">D</text:span><text:span text:style-name="T48"> &gt; 0 два корня </text:span><text:span text:style-name="T49">x</text:span><text:span text:style-name="T50">1,2</text:span><text:span text:style-name="T48"> = (</text:span><text:span text:style-name="T47">–</text:span><text:span text:style-name="T51">b</text:span><text:span text:style-name="T47"> ± </text:span><text:span text:style-name="T5">√</text:span><text:span text:style-name="T52">D</text:span><text:span text:style-name="T47">) / 2</text:span><text:span text:style-name="T51">a</text:span><text:span text:style-name="T53">;</text:span></text:p>
                </text:list-item>
                <text:list-item>
                  <text:p text:style-name="P21"><text:span text:style-name="T48">при </text:span><text:span text:style-name="T49">D</text:span><text:span text:style-name="T48"> = 0 один корень </text:span><text:span text:style-name="T49">x</text:span><text:span text:style-name="T48"> = </text:span><text:span text:style-name="T47">–</text:span><text:span text:style-name="T51">b</text:span><text:span text:style-name="T47"> / 2</text:span><text:span text:style-name="T51">a</text:span><text:span text:style-name="T47"> </text:span><text:span text:style-name="T48">(в качестве </text:span><text:span text:style-name="T49">x</text:span><text:span text:style-name="T50">2</text:span><text:span text:style-name="T48"> можно вернуть null);</text:span></text:p>
                </text:list-item>
                <text:list-item>
                  <text:p text:style-name="P21"><text:span text:style-name="T48">при </text:span><text:span text:style-name="T49">D</text:span><text:span text:style-name="T48"> &lt; 0 корней нет (оба корня null).</text:span></text:p>
                </text:list-item>
              </text:list>
              <text:p text:style-name="P21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5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3M41S</meta:editing-duration>
    <meta:editing-cycles>156</meta:editing-cycles>
    <meta:generator>LibreOffice/24.2.4.2$Linux_X86_64 LibreOffice_project/420$Build-2</meta:generator>
    <dc:date>2024-07-02T05:34:42.666558739</dc:date>
    <meta:document-statistic meta:object-count="92"/>
    <meta:template xlink:type="simple" xlink:actuate="onRequest" xlink:title="master" xlink:href="../../../../../.config/libreoffice/4/user/template/master.otp" meta:date="2015-06-03T14:43:56.815095550"/>
  </office:meta>
</office:document-meta>
</file>